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4a2" officeooo:paragraph-rsid="001db4a2"/>
    </style:style>
    <style:style style:name="P2" style:family="paragraph" style:parent-style-name="Standard">
      <style:text-properties officeooo:paragraph-rsid="001dea60"/>
    </style:style>
    <style:style style:name="P3" style:family="paragraph" style:parent-style-name="Standard">
      <style:text-properties officeooo:rsid="001dea60" officeooo:paragraph-rsid="001dea60"/>
    </style:style>
    <style:style style:name="P4" style:family="paragraph" style:parent-style-name="Standard">
      <style:text-properties officeooo:rsid="001f4085" officeooo:paragraph-rsid="001f4085"/>
    </style:style>
    <style:style style:name="T1" style:family="text">
      <style:text-properties officeooo:rsid="001db4a2"/>
    </style:style>
    <style:style style:name="T2" style:family="text">
      <style:text-properties officeooo:rsid="001dea60"/>
    </style:style>
    <style:style style:name="T3" style:family="text">
      <style:text-properties fo:color="#ce9178" style:font-name="Droid Sans Mono" fo:font-size="10.5pt" fo:font-weight="normal" fo:background-color="#1e1e1e" loext:char-shading-value="0"/>
    </style:style>
    <style:style style:name="T4" style:family="text">
      <style:text-properties officeooo:rsid="001f4085"/>
    </style:style>
    <style:style style:name="T5" style:family="text">
      <style:text-properties officeooo:rsid="0021b8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nt-end: giao diện</text:p>
      <text:p text:style-name="P1">-thư mục tổng(prject_hts)</text:p>
      <text:p text:style-name="P1">-folder home_page chứa file index.ejs để chạy html</text:p>
      <text:p text:style-name="P1">-folder public: chạy file js,css, bootstrap do file html se gọi ra</text:p>
      <text:p text:style-name="P1">-folder public/bootstrap/css/style.css(file chạy css)</text:p>
      <text:p text:style-name="P1">-folder public/bootstrap/js/render.js(file chạy js điều khiển led và dữ liệu sensor)</text:p>
      <text:p text:style-name="P1"/>
      <text:p text:style-name="P1">*xử lỹ dữ liệu(nhiệt độ, độ ẩm, khí gas)</text:p>
      <text:p text:style-name="P1">(thẻ &lt;div id=”data”&gt;&lt;/div&gt;, trong thẻ div đã có sẵn id temperature, humidity, gas để select dữ liệu động từ database ra ngoài web)</text:p>
      <text:p text:style-name="P1">* biểu đồ và điều khiển led</text:p>
      <text:p text:style-name="P2"><text:span text:style-name="T1">-đặt trong &lt;div id=”</text:span><text:span text:style-name="T3">chart-sensor-control</text:span><text:span text:style-name="T2">”&gt;&lt;/div&gt;</text:span></text:p>
      <text:p text:style-name="P3">- trong div id=”chart-sensor-control” tiếp tục chia 2 div:</text:p>
      <text:p text:style-name="P3">+div id=”chart-sensor” : thực thi biểu đồ</text:p>
      <text:p text:style-name="P3">+div id=”control-led” điều khiển led và trạng thái của led</text:p>
      <text:p text:style-name="P3"><text:s text:c="2"/></text:p>
      <text:p text:style-name="P1">-<text:span text:style-name="T2">phần css: chia bố cục màn hình responsive</text:span></text:p>
      <text:p text:style-name="P3"><text:a xlink:type="simple" xlink:href="mailto:+@media" text:style-name="Internet_20_link" text:visited-style-name="Visited_20_Internet_20_Link">+@media</text:a>(min-width: 992px): chia bố cục cho màn hình laptop-màn hình desktop</text:p>
      <text:p text:style-name="P3"><text:a xlink:type="simple" xlink:href="mailto:+@media" text:style-name="Internet_20_link" text:visited-style-name="Visited_20_Internet_20_Link">+@media</text:a>(min-width: 768px) and (max-width:992px): <text:s/>màn hình máy tính bảng</text:p>
      <text:p text:style-name="P3"><text:a xlink:type="simple" xlink:href="mailto:+@media" text:style-name="Internet_20_link" text:visited-style-name="Visited_20_Internet_20_Link">+@media</text:a>(min-width: <text:span text:style-name="T4">576px</text:span>) and <text:span text:style-name="T4">(max-width: 768px): màn hình điện thoại cỡ lớn(ví dụ galaxynote)</text:span></text:p>
      <text:p text:style-name="P4"><text:a xlink:type="simple" xlink:href="mailto:+@media" text:style-name="Internet_20_link" text:visited-style-name="Visited_20_Internet_20_Link">+@media</text:a>(min-width:320px) and (max-width: 576px): màn hình điện thoại bthg</text:p>
      <text:p text:style-name="P4"><text:a xlink:type="simple" xlink:href="mailto:+@media" text:style-name="Internet_20_link" text:visited-style-name="Visited_20_Internet_20_Link">+@media</text:a>(max-width: 320px): điện thoại nh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20:52.265922634</meta:creation-date>
    <dc:date>2019-11-27T21:53:37.245834158</dc:date>
    <meta:editing-duration>PT3M4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65" meta:character-count="1099" meta:non-whitespace-character-count="950"/>
  </office:meta>
</office:document-meta>
</file>